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P1" style:family="paragraph">
      <style:paragraph-properties fo:text-align="center"/>
      <style:text-properties style:font-name="Bitstream Charter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style:font-name="Bitstream Charter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762cm" svg:x="7.35cm" svg:y="2.143cm">
          <text:p text:style-name="P1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7.35cm" svg:y="3.159cm">
          <text:p text:style-name="P1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7.35cm" svg:y="4.175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7.35cm" svg:y="5.191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7.35cm" svg:y="6.207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7.35cm" svg:y="7.223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7.874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27cm" svg:height="0.762cm" svg:x="5.064cm" svg:y="2.397cm">
          <text:p text:style-name="P1"><text:span text:style-name="T1">5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0.762cm" svg:x="1.381cm" svg:y="1.381cm">
          <text:p text:style-name="P1"><text:span text:style-name="T1">Adafruit PN53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27cm" svg:height="0.762cm" svg:x="5.064cm" svg:y="3.413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27cm" svg:height="0.762cm" svg:x="5.064cm" svg:y="4.429cm">
          <text:p text:style-name="P1"><text:span text:style-name="T1">MOSI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27cm" svg:height="0.762cm" svg:x="5.064cm" svg:y="5.445cm">
          <text:p text:style-name="P1"><text:span text:style-name="T1">S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27cm" svg:height="0.762cm" svg:x="5.064cm" svg:y="7.477cm">
          <text:p text:style-name="P1"><text:span text:style-name="T1">SCK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27cm" svg:height="0.762cm" svg:x="5.064cm" svg:y="6.461cm">
          <text:p text:style-name="P1"><text:span text:style-name="T1">MIS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0.762cm" svg:x="1.381cm" svg:y="8.493cm">
          <text:p text:style-name="P1"><text:span text:style-name="T1">Short SEL1 and SEL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7.874cm" svg:x="9.763cm" svg:y="1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27cm" svg:height="0.762cm" svg:x="9.763cm" svg:y="2.397cm">
          <text:p text:style-name="P1"><text:span text:style-name="T1">VC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0.762cm" svg:x="9.763cm" svg:y="1.381cm">
          <text:p text:style-name="P1"><text:span text:style-name="T1">Pro Micr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2cm" svg:x="9.763cm" svg:y="3.413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2cm" svg:x="9.763cm" svg:y="4.42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2cm" svg:x="9.763cm" svg:y="5.44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2cm" svg:x="9.763cm" svg:y="7.47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2cm" svg:x="9.763cm" svg:y="6.46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0.762cm" svg:x="9.763cm" svg:y="8.4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334cm" svg:y1="2.778cm" svg:x2="9.763cm" svg:y2="2.778cm" draw:start-shape="id1" draw:start-glue-point="1" draw:end-shape="id2" draw:end-glue-point="3" svg:d="m6334 2778h3429" svg:viewBox="0 0 3430 1">
          <text:p/>
        </draw:connector>
        <draw:connector draw:style-name="gr4" draw:text-style-name="P2" draw:layer="layout" svg:x1="6.334cm" svg:y1="3.794cm" svg:x2="9.763cm" svg:y2="3.794cm" draw:start-shape="id3" draw:start-glue-point="1" svg:d="m6334 3794h3429" svg:viewBox="0 0 3430 1">
          <text:p/>
        </draw:connector>
        <draw:connector draw:style-name="gr4" draw:text-style-name="P2" draw:layer="layout" svg:x1="6.334cm" svg:y1="4.81cm" svg:x2="9.763cm" svg:y2="4.81cm" draw:start-shape="id4" draw:start-glue-point="1" svg:d="m6334 4810h3429" svg:viewBox="0 0 3430 1">
          <text:p/>
        </draw:connector>
        <draw:connector draw:style-name="gr4" draw:text-style-name="P2" draw:layer="layout" svg:x1="6.334cm" svg:y1="5.826cm" svg:x2="9.763cm" svg:y2="5.826cm" draw:start-shape="id5" draw:start-glue-point="1" svg:d="m6334 5826h3429" svg:viewBox="0 0 3430 1">
          <text:p/>
        </draw:connector>
        <draw:connector draw:style-name="gr4" draw:text-style-name="P2" draw:layer="layout" svg:x1="6.334cm" svg:y1="6.842cm" svg:x2="9.763cm" svg:y2="6.842cm" draw:start-shape="id6" draw:start-glue-point="1" svg:d="m6334 6842h3429" svg:viewBox="0 0 3430 1">
          <text:p/>
        </draw:connector>
        <draw:connector draw:style-name="gr4" draw:text-style-name="P2" draw:layer="layout" svg:x1="6.334cm" svg:y1="7.858cm" svg:x2="9.763cm" svg:y2="7.858cm" draw:start-shape="id7" draw:start-glue-point="1" svg:d="m6334 7858h3429" svg:viewBox="0 0 343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10:53:46.907181503</meta:creation-date>
    <dc:date>2015-04-27T11:04:37.534684229</dc:date>
    <meta:editing-duration>PT4M26S</meta:editing-duration>
    <meta:editing-cycles>3</meta:editing-cycles>
    <meta:generator>LibreOffice/4.1.6.2$Linux_X86_64 LibreOffice_project/410$Build-2</meta:generator>
    <meta:document-statistic meta:object-count="30"/>
  </office:meta>
</office:document-meta>
</file>